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PokéDol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X Defend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</table:table-row>
        <table:table-row table:style-name="ro1">
          <table:table-cell office:value-type="string" calcext:value-type="string">
            <text:p>TM70 - Flash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17 - Protect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54 - False Swipe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83 - Natural Gift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16 - Light Screen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33 - Reflect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22 - Solarbeam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52 - Focus Blast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38 - Fire Blast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25 - Thunder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14 - Blizzard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TM15 - Hyper Beam</text:p>
          </table:table-cell>
          <table:table-cell office:value-type="string" calcext:value-type="string">
            <text:p>sh-dept-gold-5f</text:p>
          </table:table-cell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</table:table-row>
        <table:table-row table:style-name="ro1">
          <table:table-cell office:value-type="string" calcext:value-type="string">
            <text:p>TM90 - Substitute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TM75 - Swords Dance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TM44 - Rest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TM35 - Flamethrower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TM13 - Ice Beam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TM24 - Thunderbolt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Focus Lens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4-12-11T22:16:31.130463767</dc:date>
    <meta:editing-duration>PT10M43S</meta:editing-duration>
    <meta:editing-cycles>3</meta:editing-cycles>
    <meta:generator>LibreOffice/7.3.7.2$Linux_X86_64 LibreOffice_project/30$Build-2</meta:generator>
    <meta:document-statistic meta:table-count="1" meta:cell-count="136" meta:object-count="0"/>
  </office:meta>
</office:document-meta>
</file>